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5236in"/>
    </style:style>
    <style:style style:name="co2" style:family="table-column">
      <style:table-column-properties fo:break-before="auto" style:column-width="2.5252in"/>
    </style:style>
    <style:style style:name="co3" style:family="table-column">
      <style:table-column-properties fo:break-before="auto" style:column-width="1.2728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8508in"/>
    </style:style>
    <style:style style:name="co6" style:family="table-column">
      <style:table-column-properties fo:break-before="auto" style:column-width="1.52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fadesc</text:p>
          </table:table-cell>
          <table:table-cell office:value-type="string">
            <text:p>itemdesc</text:p>
          </table:table-cell>
          <table:table-cell office:value-type="string">
            <text:p>purchasedt</text:p>
          </table:table-cell>
          <table:table-cell office:value-type="string">
            <text:p>disposaldt</text:p>
          </table:table-cell>
          <table:table-cell office:value-type="string">
            <text:p>cost</text:p>
          </table:table-cell>
          <table:table-cell office:value-type="string">
            <text:p>up2lastmth</text:p>
          </table:table-cell>
          <table:table-cell office:value-type="string">
            <text:p>current</text:p>
          </table:table-cell>
          <table:table-cell office:value-type="string">
            <text:p>up2thismth</text:p>
          </table:table-cell>
          <table:table-cell office:value-type="string">
            <text:p>bookvalue</text:p>
          </table:table-cell>
        </table:table-row>
        <table:table-row table:style-name="ro1">
          <table:table-cell office:value-type="string">
            <text:p>Office Inv. Gol. I</text:p>
          </table:table-cell>
          <table:table-cell office:value-type="string">
            <text:p>OFFICE INVENTORY</text:p>
          </table:table-cell>
          <table:table-cell office:value-type="string">
            <text:p>31-Dec-01 00:00:00</text:p>
          </table:table-cell>
          <table:table-cell office:value-type="string">
            <text:p><text:s text:c="2"/>- <text:s text:c="2"/>-</text:p>
          </table:table-cell>
          <table:table-cell office:value-type="float" office:value="19211400">
            <text:p>19211400</text:p>
          </table:table-cell>
          <table:table-cell office:value-type="float" office:value="18889673">
            <text:p>18889673</text:p>
          </table:table-cell>
          <table:table-cell office:value-type="float" office:value="24748">
            <text:p>24748</text:p>
          </table:table-cell>
          <table:table-cell office:value-type="float" office:value="18914421">
            <text:p>18914421</text:p>
          </table:table-cell>
          <table:table-cell office:value-type="float" office:value="296979">
            <text:p>296979</text:p>
          </table:table-cell>
        </table:table-row>
        <table:table-row table:style-name="ro1">
          <table:table-cell office:value-type="string">
            <text:p>Office Inv. Gol. I</text:p>
          </table:table-cell>
          <table:table-cell office:value-type="string">
            <text:p>RAK BUKU FILING</text:p>
          </table:table-cell>
          <table:table-cell office:value-type="string">
            <text:p>12-Feb-02 00:00:00</text:p>
          </table:table-cell>
          <table:table-cell office:value-type="string">
            <text:p><text:s text:c="2"/>- <text:s text:c="2"/>-</text:p>
          </table:table-cell>
          <table:table-cell office:value-type="float" office:value="535700">
            <text:p>535700</text:p>
          </table:table-cell>
          <table:table-cell office:value-type="float" office:value="496404">
            <text:p>496404</text:p>
          </table:table-cell>
          <table:table-cell office:value-type="float" office:value="3023">
            <text:p>3023</text:p>
          </table:table-cell>
          <table:table-cell office:value-type="float" office:value="499427">
            <text:p>499427</text:p>
          </table:table-cell>
          <table:table-cell office:value-type="float" office:value="36273">
            <text:p>36273</text:p>
          </table:table-cell>
        </table:table-row>
        <table:table-row table:style-name="ro1">
          <table:table-cell office:value-type="string">
            <text:p>Office Inv. Gol. I</text:p>
          </table:table-cell>
          <table:table-cell office:value-type="string">
            <text:p>1 UNIT UPS APC SU 700</text:p>
          </table:table-cell>
          <table:table-cell office:value-type="string">
            <text:p>24-Jul-02 00:00:00</text:p>
          </table:table-cell>
          <table:table-cell office:value-type="string">
            <text:p><text:s text:c="2"/>- <text:s text:c="2"/>-</text:p>
          </table:table-cell>
          <table:table-cell office:value-type="float" office:value="4225000">
            <text:p>4225000</text:p>
          </table:table-cell>
          <table:table-cell office:value-type="float" office:value="3795904">
            <text:p>3795904</text:p>
          </table:table-cell>
          <table:table-cell office:value-type="float" office:value="33008">
            <text:p>33008</text:p>
          </table:table-cell>
          <table:table-cell office:value-type="float" office:value="3828912">
            <text:p>3828912</text:p>
          </table:table-cell>
          <table:table-cell office:value-type="float" office:value="396088">
            <text:p>396088</text:p>
          </table:table-cell>
        </table:table-row>
        <table:table-row table:style-name="ro1">
          <table:table-cell office:value-type="string">
            <text:p>Office Inv. Gol. I</text:p>
          </table:table-cell>
          <table:table-cell office:value-type="string">
            <text:p>1 UNIT HP NOKIA 8250</text:p>
          </table:table-cell>
          <table:table-cell office:value-type="string">
            <text:p>23-Aug-02 00:00:00</text:p>
          </table:table-cell>
          <table:table-cell office:value-type="string">
            <text:p><text:s text:c="2"/>- <text:s text:c="2"/>-</text:p>
          </table:table-cell>
          <table:table-cell office:value-type="float" office:value="1860000">
            <text:p>1860000</text:p>
          </table:table-cell>
          <table:table-cell office:value-type="float" office:value="1660601">
            <text:p>1660601</text:p>
          </table:table-cell>
          <table:table-cell office:value-type="float" office:value="15339">
            <text:p>15339</text:p>
          </table:table-cell>
          <table:table-cell office:value-type="float" office:value="1675940">
            <text:p>1675940</text:p>
          </table:table-cell>
          <table:table-cell office:value-type="float" office:value="184060">
            <text:p>184060</text:p>
          </table:table-cell>
        </table:table-row>
        <table:table-row table:style-name="ro1">
          <table:table-cell office:value-type="string">
            <text:p>Office Inv. Gol. I</text:p>
          </table:table-cell>
          <table:table-cell office:value-type="string">
            <text:p>1 Unit Modem</text:p>
          </table:table-cell>
          <table:table-cell office:value-type="string">
            <text:p>16-Jan-03 00:00:00</text:p>
          </table:table-cell>
          <table:table-cell office:value-type="string">
            <text:p><text:s text:c="2"/>- <text:s text:c="2"/>-</text:p>
          </table:table-cell>
          <table:table-cell office:value-type="float" office:value="800000">
            <text:p>800000</text:p>
          </table:table-cell>
          <table:table-cell office:value-type="float" office:value="691663">
            <text:p>691663</text:p>
          </table:table-cell>
          <table:table-cell office:value-type="float" office:value="8333">
            <text:p>8333</text:p>
          </table:table-cell>
          <table:table-cell office:value-type="float" office:value="699996">
            <text:p>699996</text:p>
          </table:table-cell>
          <table:table-cell office:value-type="float" office:value="100004">
            <text:p>100004</text:p>
          </table:table-cell>
        </table:table-row>
        <table:table-row table:style-name="ro1">
          <table:table-cell office:value-type="string">
            <text:p>Office Inv. Gol. I</text:p>
          </table:table-cell>
          <table:table-cell office:value-type="string">
            <text:p>1 Unit HP Nokia 8310</text:p>
          </table:table-cell>
          <table:table-cell office:value-type="string">
            <text:p>19-May-03 00:00:00</text:p>
          </table:table-cell>
          <table:table-cell office:value-type="string">
            <text:p><text:s text:c="2"/>- <text:s text:c="2"/>-</text:p>
          </table:table-cell>
          <table:table-cell office:value-type="float" office:value="2010000">
            <text:p>2010000</text:p>
          </table:table-cell>
          <table:table-cell office:value-type="float" office:value="1647083">
            <text:p>1647083</text:p>
          </table:table-cell>
          <table:table-cell office:value-type="float" office:value="27917">
            <text:p>27917</text:p>
          </table:table-cell>
          <table:table-cell office:value-type="float" office:value="1675000">
            <text:p>1675000</text:p>
          </table:table-cell>
          <table:table-cell office:value-type="float" office:value="335000">
            <text:p>335000</text:p>
          </table:table-cell>
        </table:table-row>
        <table:table-row table:style-name="ro1">
          <table:table-cell office:value-type="string">
            <text:p>Office Inv. Gol. I</text:p>
          </table:table-cell>
          <table:table-cell office:value-type="string">
            <text:p>5 UNIT HP NOKIA 1108</text:p>
          </table:table-cell>
          <table:table-cell office:value-type="string">
            <text:p>23-Feb-05 00:00:00</text:p>
          </table:table-cell>
          <table:table-cell office:value-type="string">
            <text:p><text:s text:c="2"/>- <text:s text:c="2"/>-</text:p>
          </table:table-cell>
          <table:table-cell office:value-type="float" office:value="3325000">
            <text:p>3325000</text:p>
          </table:table-cell>
          <table:table-cell office:value-type="float" office:value="1385420">
            <text:p>1385420</text:p>
          </table:table-cell>
          <table:table-cell office:value-type="float" office:value="138542">
            <text:p>138542</text:p>
          </table:table-cell>
          <table:table-cell office:value-type="float" office:value="1523962">
            <text:p>1523962</text:p>
          </table:table-cell>
          <table:table-cell office:value-type="float" office:value="1801038">
            <text:p>1801038</text:p>
          </table:table-cell>
        </table:table-row>
        <table:table-row table:style-name="ro1">
          <table:table-cell office:value-type="string">
            <text:p>Office Inv. Gol. I</text:p>
          </table:table-cell>
          <table:table-cell office:value-type="string">
            <text:p>1 UNIT HP NOKIA 1100</text:p>
          </table:table-cell>
          <table:table-cell office:value-type="string">
            <text:p>23-Feb-05 00:00:00</text:p>
          </table:table-cell>
          <table:table-cell office:value-type="string">
            <text:p><text:s text:c="2"/>- <text:s text:c="2"/>-</text:p>
          </table:table-cell>
          <table:table-cell office:value-type="float" office:value="625000">
            <text:p>625000</text:p>
          </table:table-cell>
          <table:table-cell office:value-type="float" office:value="260420">
            <text:p>260420</text:p>
          </table:table-cell>
          <table:table-cell office:value-type="float" office:value="26042">
            <text:p>26042</text:p>
          </table:table-cell>
          <table:table-cell office:value-type="float" office:value="286462">
            <text:p>286462</text:p>
          </table:table-cell>
          <table:table-cell office:value-type="float" office:value="338538">
            <text:p>338538</text:p>
          </table:table-cell>
        </table:table-row>
        <table:table-row table:style-name="ro1">
          <table:table-cell office:value-type="string">
            <text:p>Office Inv. Gol. II</text:p>
          </table:table-cell>
          <table:table-cell office:value-type="string">
            <text:p>OFFICE INVENTORY</text:p>
          </table:table-cell>
          <table:table-cell office:value-type="string">
            <text:p>31-Dec-01 00:00:00</text:p>
          </table:table-cell>
          <table:table-cell office:value-type="string">
            <text:p><text:s text:c="2"/>- <text:s text:c="2"/>-</text:p>
          </table:table-cell>
          <table:table-cell office:value-type="float" office:value="234763990">
            <text:p>234763990</text:p>
          </table:table-cell>
          <table:table-cell office:value-type="float" office:value="189317515">
            <text:p>189317515</text:p>
          </table:table-cell>
          <table:table-cell office:value-type="float" office:value="1228283">
            <text:p>1228283</text:p>
          </table:table-cell>
          <table:table-cell office:value-type="float" office:value="190545798">
            <text:p>190545798</text:p>
          </table:table-cell>
          <table:table-cell office:value-type="float" office:value="44218192">
            <text:p>44218192</text:p>
          </table:table-cell>
        </table:table-row>
        <table:table-row table:style-name="ro1">
          <table:table-cell office:value-type="string">
            <text:p>Office Inv. Gol. II</text:p>
          </table:table-cell>
          <table:table-cell office:value-type="string">
            <text:p>1 UNIT COROLLA</text:p>
          </table:table-cell>
          <table:table-cell office:value-type="string">
            <text:p>31-Dec-01 00:00:00</text:p>
          </table:table-cell>
          <table:table-cell office:value-type="string">
            <text:p>31-Dec-02</text:p>
          </table:table-cell>
          <table:table-cell office:value-type="float" office:value="188300000">
            <text:p>188300000</text:p>
          </table:table-cell>
          <table:table-cell office:value-type="float" office:value="106654297">
            <text:p>106654297</text:p>
          </table:table-cell>
          <table:table-cell office:value-type="float" office:value="2206641">
            <text:p>2206641</text:p>
          </table:table-cell>
          <table:table-cell office:value-type="float" office:value="108860938">
            <text:p>108860938</text:p>
          </table:table-cell>
          <table:table-cell office:value-type="float" office:value="79439062">
            <text:p>79439062</text:p>
          </table:table-cell>
        </table:table-row>
        <table:table-row table:style-name="ro1">
          <table:table-cell office:value-type="string">
            <text:p>Office Inv. Gol. II</text:p>
          </table:table-cell>
          <table:table-cell office:value-type="string">
            <text:p>1 UNIT COROLLA</text:p>
          </table:table-cell>
          <table:table-cell office:value-type="string">
            <text:p>31-Dec-01 00:00:00</text:p>
          </table:table-cell>
          <table:table-cell office:value-type="string">
            <text:p>31-Dec-02</text:p>
          </table:table-cell>
          <table:table-cell office:value-type="float" office:value="-188300000">
            <text:p>-188300000</text:p>
          </table:table-cell>
          <table:table-cell office:value-type="float" office:value="-106654297">
            <text:p>-106654297</text:p>
          </table:table-cell>
          <table:table-cell office:value-type="float" office:value="-2206641">
            <text:p>-2206641</text:p>
          </table:table-cell>
          <table:table-cell office:value-type="float" office:value="-108860938">
            <text:p>-108860938</text:p>
          </table:table-cell>
          <table:table-cell office:value-type="float" office:value="-79439062">
            <text:p>-79439062</text:p>
          </table:table-cell>
        </table:table-row>
        <table:table-row table:style-name="ro1">
          <table:table-cell office:value-type="string">
            <text:p>Office Inv. Gol. II</text:p>
          </table:table-cell>
          <table:table-cell office:value-type="string">
            <text:p>1 UNIT UPS APC SU 700</text:p>
          </table:table-cell>
          <table:table-cell office:value-type="string">
            <text:p>28-Feb-02 00:00:00</text:p>
          </table:table-cell>
          <table:table-cell office:value-type="string">
            <text:p><text:s text:c="2"/>- <text:s text:c="2"/>-</text:p>
          </table:table-cell>
          <table:table-cell office:value-type="float" office:value="4500000">
            <text:p>4500000</text:p>
          </table:table-cell>
          <table:table-cell office:value-type="float" office:value="2995969">
            <text:p>2995969</text:p>
          </table:table-cell>
          <table:table-cell office:value-type="float" office:value="40649">
            <text:p>40649</text:p>
          </table:table-cell>
          <table:table-cell office:value-type="float" office:value="3036618">
            <text:p>3036618</text:p>
          </table:table-cell>
          <table:table-cell office:value-type="float" office:value="1463382">
            <text:p>1463382</text:p>
          </table:table-cell>
        </table:table-row>
        <table:table-row table:style-name="ro1">
          <table:table-cell office:value-type="string">
            <text:p>Office Inv. Gol. II</text:p>
          </table:table-cell>
          <table:table-cell office:value-type="string">
            <text:p>1 UNIT KOMPUTER (EDP)</text:p>
          </table:table-cell>
          <table:table-cell office:value-type="string">
            <text:p>30-Apr-02 00:00:00</text:p>
          </table:table-cell>
          <table:table-cell office:value-type="string">
            <text:p><text:s text:c="2"/>- <text:s text:c="2"/>-</text:p>
          </table:table-cell>
          <table:table-cell office:value-type="float" office:value="7000000">
            <text:p>7000000</text:p>
          </table:table-cell>
          <table:table-cell office:value-type="float" office:value="4533931">
            <text:p>4533931</text:p>
          </table:table-cell>
          <table:table-cell office:value-type="float" office:value="66650">
            <text:p>66650</text:p>
          </table:table-cell>
          <table:table-cell office:value-type="float" office:value="4600581">
            <text:p>4600581</text:p>
          </table:table-cell>
          <table:table-cell office:value-type="float" office:value="2399419">
            <text:p>2399419</text:p>
          </table:table-cell>
        </table:table-row>
        <table:table-row table:style-name="ro1">
          <table:table-cell office:value-type="string">
            <text:p>Office Inv. Gol. II</text:p>
          </table:table-cell>
          <table:table-cell office:value-type="string">
            <text:p>1 UNIT SERVER DUAL PROCESSOR</text:p>
          </table:table-cell>
          <table:table-cell office:value-type="string">
            <text:p>06-Jun-02 00:00:00</text:p>
          </table:table-cell>
          <table:table-cell office:value-type="string">
            <text:p><text:s text:c="2"/>- <text:s text:c="2"/>-</text:p>
          </table:table-cell>
          <table:table-cell office:value-type="float" office:value="7980000">
            <text:p>7980000</text:p>
          </table:table-cell>
          <table:table-cell office:value-type="float" office:value="5024516">
            <text:p>5024516</text:p>
          </table:table-cell>
          <table:table-cell office:value-type="float" office:value="79878">
            <text:p>79878</text:p>
          </table:table-cell>
          <table:table-cell office:value-type="float" office:value="5104394">
            <text:p>5104394</text:p>
          </table:table-cell>
          <table:table-cell office:value-type="float" office:value="2875606">
            <text:p>2875606</text:p>
          </table:table-cell>
        </table:table-row>
        <table:table-row table:style-name="ro1">
          <table:table-cell office:value-type="string">
            <text:p>Office Inv. Gol. II</text:p>
          </table:table-cell>
          <table:table-cell office:value-type="string">
            <text:p>MESIN AMANO</text:p>
          </table:table-cell>
          <table:table-cell office:value-type="string">
            <text:p>31-Dec-02 00:00:00</text:p>
          </table:table-cell>
          <table:table-cell office:value-type="string">
            <text:p>28-Apr-03</text:p>
          </table:table-cell>
          <table:table-cell office:value-type="float" office:value="4250000">
            <text:p>4250000</text:p>
          </table:table-cell>
          <table:table-cell office:value-type="float" office:value="3304487">
            <text:p>3304487</text:p>
          </table:table-cell>
          <table:table-cell office:value-type="float" office:value="21011">
            <text:p>21011</text:p>
          </table:table-cell>
          <table:table-cell office:value-type="float" office:value="3325498">
            <text:p>3325498</text:p>
          </table:table-cell>
          <table:table-cell office:value-type="float" office:value="924502">
            <text:p>924502</text:p>
          </table:table-cell>
        </table:table-row>
        <table:table-row table:style-name="ro1">
          <table:table-cell office:value-type="string">
            <text:p>Office Inv. Gol. II</text:p>
          </table:table-cell>
          <table:table-cell office:value-type="string">
            <text:p>MESIN AMANO</text:p>
          </table:table-cell>
          <table:table-cell office:value-type="string">
            <text:p>31-Dec-02 00:00:00</text:p>
          </table:table-cell>
          <table:table-cell office:value-type="string">
            <text:p>28-Apr-03</text:p>
          </table:table-cell>
          <table:table-cell office:value-type="float" office:value="-4250000">
            <text:p>-4250000</text:p>
          </table:table-cell>
          <table:table-cell office:value-type="float" office:value="-3304487">
            <text:p>-3304487</text:p>
          </table:table-cell>
          <table:table-cell office:value-type="float" office:value="-21011">
            <text:p>-21011</text:p>
          </table:table-cell>
          <table:table-cell office:value-type="float" office:value="-3325498">
            <text:p>-3325498</text:p>
          </table:table-cell>
          <table:table-cell office:value-type="float" office:value="-924502">
            <text:p>-924502</text:p>
          </table:table-cell>
        </table:table-row>
        <table:table-row table:style-name="ro1">
          <table:table-cell office:value-type="string">
            <text:p>Office Inv. Gol. II</text:p>
          </table:table-cell>
          <table:table-cell office:value-type="string">
            <text:p>MESIN ABSEN AMANO</text:p>
          </table:table-cell>
          <table:table-cell office:value-type="string">
            <text:p>02-May-03 00:00:00</text:p>
          </table:table-cell>
          <table:table-cell office:value-type="string">
            <text:p><text:s text:c="2"/>- <text:s text:c="2"/>-</text:p>
          </table:table-cell>
          <table:table-cell office:value-type="float" office:value="4864000">
            <text:p>4864000</text:p>
          </table:table-cell>
          <table:table-cell office:value-type="float" office:value="2520667">
            <text:p>2520667</text:p>
          </table:table-cell>
          <table:table-cell office:value-type="float" office:value="63333">
            <text:p>63333</text:p>
          </table:table-cell>
          <table:table-cell office:value-type="float" office:value="2584000">
            <text:p>2584000</text:p>
          </table:table-cell>
          <table:table-cell office:value-type="float" office:value="2280000">
            <text:p>2280000</text:p>
          </table:table-cell>
        </table:table-row>
        <table:table-row table:style-name="ro1">
          <table:table-cell office:value-type="string">
            <text:p>Office Inv. Gol. II</text:p>
          </table:table-cell>
          <table:table-cell office:value-type="string">
            <text:p>Pompa Air</text:p>
          </table:table-cell>
          <table:table-cell office:value-type="string">
            <text:p>25-Oct-04 00:00:00</text:p>
          </table:table-cell>
          <table:table-cell office:value-type="string">
            <text:p><text:s text:c="2"/>- <text:s text:c="2"/>-</text:p>
          </table:table-cell>
          <table:table-cell office:value-type="float" office:value="636000">
            <text:p>636000</text:p>
          </table:table-cell>
          <table:table-cell office:value-type="float" office:value="176392">
            <text:p>176392</text:p>
          </table:table-cell>
          <table:table-cell office:value-type="float" office:value="12422">
            <text:p>12422</text:p>
          </table:table-cell>
          <table:table-cell office:value-type="float" office:value="188814">
            <text:p>188814</text:p>
          </table:table-cell>
          <table:table-cell office:value-type="float" office:value="447186">
            <text:p>447186</text:p>
          </table:table-cell>
        </table:table-row>
        <table:table-row table:style-name="ro1">
          <table:table-cell office:value-type="string">
            <text:p>Vehicle Gol. I</text:p>
          </table:table-cell>
          <table:table-cell office:value-type="string">
            <text:p>1 SEPEDA MOTOR</text:p>
          </table:table-cell>
          <table:table-cell office:value-type="string">
            <text:p>31-Dec-01 00:00:00</text:p>
          </table:table-cell>
          <table:table-cell office:value-type="string">
            <text:p><text:s text:c="2"/>- <text:s text:c="2"/>-</text:p>
          </table:table-cell>
          <table:table-cell office:value-type="float" office:value="9359000">
            <text:p>9359000</text:p>
          </table:table-cell>
          <table:table-cell office:value-type="float" office:value="8751728">
            <text:p>8751728</text:p>
          </table:table-cell>
          <table:table-cell office:value-type="float" office:value="46714">
            <text:p>46714</text:p>
          </table:table-cell>
          <table:table-cell office:value-type="float" office:value="8798442">
            <text:p>8798442</text:p>
          </table:table-cell>
          <table:table-cell office:value-type="float" office:value="560558">
            <text:p>560558</text:p>
          </table:table-cell>
        </table:table-row>
        <table:table-row table:style-name="ro1">
          <table:table-cell office:value-type="string">
            <text:p>Vehicle Gol. II</text:p>
          </table:table-cell>
          <table:table-cell office:value-type="string">
            <text:p>1 UNIT KIJANG DIESEL</text:p>
          </table:table-cell>
          <table:table-cell office:value-type="string">
            <text:p>22-Jan-02 00:00:00</text:p>
          </table:table-cell>
          <table:table-cell office:value-type="string">
            <text:p><text:s text:c="2"/>- <text:s text:c="2"/>-</text:p>
          </table:table-cell>
          <table:table-cell office:value-type="float" office:value="144000000">
            <text:p>144000000</text:p>
          </table:table-cell>
          <table:table-cell office:value-type="float" office:value="97171875">
            <text:p>97171875</text:p>
          </table:table-cell>
          <table:table-cell office:value-type="float" office:value="1265625">
            <text:p>1265625</text:p>
          </table:table-cell>
          <table:table-cell office:value-type="float" office:value="98437500">
            <text:p>98437500</text:p>
          </table:table-cell>
          <table:table-cell office:value-type="float" office:value="45562500">
            <text:p>455625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06">06/06/2006</text:date>, <text:time>18:3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6-06T17:34:11</meta:creation-date>
    <dc:date>2006-06-06T18:35:52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9"/>
  </office:meta>
</office:document-meta>
</file>